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end="Circle" draw:marker-end-width="0.28cm" draw:marker-end-center="true" draw:textarea-horizontal-align="center" draw:textarea-vertical-align="middle"/>
    </style:style>
    <style:style style:name="gr2" style:family="graphic" style:parent-style-name="standard">
      <style:graphic-properties draw:fill="solid" draw:fill-color="#00dc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ffffcc" draw:textarea-horizontal-align="center" draw:textarea-vertical-align="middle"/>
    </style:style>
    <style:style style:name="gr5" style:family="graphic" style:parent-style-name="standard">
      <style:graphic-properties draw:marker-end="Arrow" draw:marker-end-width="0.15cm" draw:textarea-horizontal-align="center" draw:textarea-vertical-align="middle"/>
    </style:style>
    <style:style style:name="gr6" style:family="graphic" style:parent-style-name="Red">
      <style:graphic-properties draw:textarea-horizontal-align="center" draw:textarea-vertical-align="middle"/>
    </style:style>
    <style:style style:name="gr7" style:family="graphic" style:parent-style-name="text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aecf00" draw:textarea-horizontal-align="center" draw:textarea-vertical-align="middle"/>
    </style:style>
    <style:style style:name="gr9" style:family="graphic" style:parent-style-name="standard">
      <style:graphic-properties draw:fill="solid" draw:fill-color="#ffd320" draw:textarea-horizontal-align="center" draw:textarea-vertical-align="middle"/>
    </style:style>
    <style:style style:name="gr10" style:family="graphic" style:parent-style-name="standard">
      <style:graphic-properties draw:marker-start="" draw:marker-end="" draw:marker-end-width="0.28cm" draw:marker-end-center="true" draw:textarea-horizontal-align="center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4.169cm" svg:y1="8.7cm" svg:x2="4.169cm" svg:y2="9.425cm">
          <text:p/>
        </draw:line>
        <draw:g>
          <draw:ellipse draw:style-name="gr2" draw:text-style-name="P2" xml:id="id1" draw:id="id1" draw:layer="layout" svg:width="2cm" svg:height="1.45cm" svg:x="1.5cm" svg:y="1.5cm">
            <text:p text:style-name="P1"><text:span text:style-name="T1">C0T0</text:span></text:p>
            <text:p text:style-name="P1"><text:span text:style-name="T2">(Main</text:span></text:p>
            <text:p text:style-name="P1"><text:span text:style-name="T2">Thread)</text:span></text:p>
          </draw:ellipse>
          <draw:rect draw:style-name="gr3" draw:text-style-name="P1" xml:id="id2" draw:id="id2" draw:layer="layout" svg:width="1.017cm" svg:height="1.45cm" svg:x="1.591cm" svg:y="3.675cm">
            <text:p text:style-name="P1"><text:span text:style-name="T1">L1I</text:span></text:p>
          </draw:rect>
          <draw:rect draw:style-name="gr3" draw:text-style-name="P1" xml:id="id3" draw:id="id3" draw:layer="layout" svg:width="1.018cm" svg:height="1.45cm" svg:x="2.608cm" svg:y="3.675cm">
            <text:p text:style-name="P1"><text:span text:style-name="T1">L1D</text:span></text:p>
          </draw:rect>
          <draw:ellipse draw:style-name="gr4" draw:text-style-name="P2" xml:id="id4" draw:id="id4" draw:layer="layout" svg:width="2cm" svg:height="1.45cm" svg:x="4cm" svg:y="1.5cm">
            <text:p text:style-name="P1"><text:span text:style-name="T1">C0T1</text:span></text:p>
            <text:p text:style-name="P1"><text:span text:style-name="T2">(Pthread</text:span></text:p>
            <text:p text:style-name="P1"><text:span text:style-name="T2">Manager)</text:span></text:p>
          </draw:ellipse>
          <draw:rect draw:style-name="gr3" draw:text-style-name="P1" xml:id="id5" draw:id="id5" draw:layer="layout" svg:width="1.018cm" svg:height="1.45cm" svg:x="3.965cm" svg:y="3.675cm">
            <text:p text:style-name="P1"><text:span text:style-name="T1">L1I</text:span></text:p>
          </draw:rect>
          <draw:rect draw:style-name="gr3" draw:text-style-name="P1" xml:id="id6" draw:id="id6" draw:layer="layout" svg:width="1.018cm" svg:height="1.45cm" svg:x="4.983cm" svg:y="3.675cm">
            <text:p text:style-name="P1"><text:span text:style-name="T1">L1D</text:span></text:p>
          </draw:rect>
          <draw:connector draw:style-name="gr5" draw:text-style-name="P1" draw:layer="layout" draw:type="curve" svg:x1="2.5cm" svg:y1="2.95cm" svg:x2="2.099cm" svg:y2="3.675cm" draw:start-shape="id1" draw:start-glue-point="2" draw:end-shape="id2" draw:end-glue-point="0" svg:d="m2500 2950c0 544-401 182-401 725">
            <text:p/>
          </draw:connector>
          <draw:connector draw:style-name="gr5" draw:text-style-name="P1" draw:layer="layout" draw:type="curve" svg:x1="2.5cm" svg:y1="2.95cm" svg:x2="3.117cm" svg:y2="3.675cm" draw:start-shape="id1" draw:start-glue-point="2" draw:end-shape="id3" draw:end-glue-point="0" svg:d="m2500 2950c0 544 617 182 617 725">
            <text:p/>
          </draw:connector>
          <draw:connector draw:style-name="gr5" draw:text-style-name="P1" draw:layer="layout" draw:type="curve" svg:x1="5cm" svg:y1="2.95cm" svg:x2="4.474cm" svg:y2="3.675cm" draw:start-shape="id4" draw:start-glue-point="2" draw:end-shape="id5" draw:end-glue-point="0" svg:d="m5000 2950c0 544-526 182-526 725">
            <text:p/>
          </draw:connector>
          <draw:connector draw:style-name="gr5" draw:text-style-name="P1" draw:layer="layout" draw:type="curve" svg:x1="5cm" svg:y1="2.95cm" svg:x2="5.492cm" svg:y2="3.675cm" draw:start-shape="id4" draw:start-glue-point="2" draw:end-shape="id6" draw:end-glue-point="0" svg:d="m5000 2950c0 544 492 182 492 725">
            <text:p/>
          </draw:connector>
          <draw:line draw:style-name="gr6" draw:text-style-name="P1" draw:layer="layout" svg:x1="1.93cm" svg:y1="5.85cm" svg:x2="5.662cm" svg:y2="5.85cm">
            <text:p/>
          </draw:line>
          <draw:line draw:style-name="gr1" draw:text-style-name="P1" draw:layer="layout" svg:x1="2.269cm" svg:y1="5.125cm" svg:x2="2.269cm" svg:y2="5.85cm">
            <text:p/>
          </draw:line>
          <draw:line draw:style-name="gr1" draw:text-style-name="P1" draw:layer="layout" svg:x1="2.947cm" svg:y1="5.125cm" svg:x2="2.947cm" svg:y2="5.85cm">
            <text:p/>
          </draw:line>
          <draw:line draw:style-name="gr1" draw:text-style-name="P1" draw:layer="layout" svg:x1="4.644cm" svg:y1="5.125cm" svg:x2="4.644cm" svg:y2="5.85cm">
            <text:p/>
          </draw:line>
          <draw:line draw:style-name="gr1" draw:text-style-name="P1" draw:layer="layout" svg:x1="5.322cm" svg:y1="5.125cm" svg:x2="5.322cm" svg:y2="5.85cm">
            <text:p/>
          </draw:line>
          <draw:line draw:style-name="gr1" draw:text-style-name="P1" draw:layer="layout" svg:x1="3.897cm" svg:y1="6.575cm" svg:x2="3.897cm" svg:y2="5.85cm">
            <text:p/>
          </draw:line>
          <draw:rect draw:style-name="gr7" draw:layer="layout" svg:width="1.358cm" svg:height="0.725cm" svg:x="0.75cm" svg:y="5.495cm">
            <text:p>net-0</text:p>
          </draw:rect>
          <draw:rect draw:style-name="gr3" draw:text-style-name="P1" draw:layer="layout" svg:width="7.303cm" svg:height="0.725cm" svg:x="2.948cm" svg:y="6.576cm">
            <text:p text:style-name="P1"><text:span text:style-name="T1">L2 Cache</text:span></text:p>
          </draw:rect>
          <draw:rect draw:style-name="gr8" draw:text-style-name="P1" draw:layer="layout" svg:width="7.303cm" svg:height="0.725cm" svg:x="2.949cm" svg:y="7.977cm">
            <text:p text:style-name="P1"><text:span text:style-name="T1">Helper Thread Request Victim Cache </text:span><text:span text:style-name="T2">(HTRVC)</text:span></text:p>
          </draw:rect>
        </draw:g>
        <draw:g>
          <draw:ellipse draw:style-name="gr9" draw:text-style-name="P2" xml:id="id7" draw:id="id7" draw:layer="layout" svg:width="2cm" svg:height="1.45cm" svg:x="6.25cm" svg:y="1.5cm">
            <text:p text:style-name="P1"><text:span text:style-name="T1">C1T0</text:span></text:p>
            <text:p text:style-name="P1"><text:span text:style-name="T2">(Helper</text:span></text:p>
            <text:p text:style-name="P1"><text:span text:style-name="T2">Thread)</text:span></text:p>
          </draw:ellipse>
          <draw:rect draw:style-name="gr3" draw:text-style-name="P1" xml:id="id8" draw:id="id8" draw:layer="layout" svg:width="1.018cm" svg:height="1.45cm" svg:x="6.34cm" svg:y="3.675cm">
            <text:p text:style-name="P1"><text:span text:style-name="T1">L1I</text:span></text:p>
          </draw:rect>
          <draw:rect draw:style-name="gr3" draw:text-style-name="P1" xml:id="id9" draw:id="id9" draw:layer="layout" svg:width="1.018cm" svg:height="1.45cm" svg:x="7.358cm" svg:y="3.675cm">
            <text:p text:style-name="P1"><text:span text:style-name="T1">L1D</text:span></text:p>
          </draw:rect>
          <draw:ellipse draw:style-name="gr3" draw:text-style-name="P2" xml:id="id10" draw:id="id10" draw:layer="layout" svg:width="2cm" svg:height="1.45cm" svg:x="8.75cm" svg:y="1.5cm">
            <text:p text:style-name="P1"><text:span text:style-name="T1">C1T1</text:span></text:p>
            <text:p text:style-name="P1"><text:span text:style-name="T1">(Idle)</text:span></text:p>
          </draw:ellipse>
          <draw:rect draw:style-name="gr3" draw:text-style-name="P1" xml:id="id11" draw:id="id11" draw:layer="layout" svg:width="1.018cm" svg:height="1.45cm" svg:x="8.715cm" svg:y="3.675cm">
            <text:p text:style-name="P1"><text:span text:style-name="T1">L1I</text:span></text:p>
          </draw:rect>
          <draw:rect draw:style-name="gr3" draw:text-style-name="P1" xml:id="id12" draw:id="id12" draw:layer="layout" svg:width="1.017cm" svg:height="1.45cm" svg:x="9.733cm" svg:y="3.675cm">
            <text:p text:style-name="P1"><text:span text:style-name="T1">L1D</text:span></text:p>
          </draw:rect>
          <draw:connector draw:style-name="gr5" draw:text-style-name="P1" draw:layer="layout" draw:type="curve" svg:x1="7.25cm" svg:y1="2.95cm" svg:x2="6.849cm" svg:y2="3.675cm" draw:start-shape="id7" draw:start-glue-point="2" draw:end-shape="id8" draw:end-glue-point="0" svg:d="m7250 2950c0 544-401 182-401 725">
            <text:p/>
          </draw:connector>
          <draw:connector draw:style-name="gr5" draw:text-style-name="P1" draw:layer="layout" draw:type="curve" svg:x1="7.25cm" svg:y1="2.95cm" svg:x2="7.867cm" svg:y2="3.675cm" draw:start-shape="id7" draw:start-glue-point="2" draw:end-shape="id9" draw:end-glue-point="0" svg:d="m7250 2950c0 544 617 182 617 725">
            <text:p/>
          </draw:connector>
          <draw:connector draw:style-name="gr5" draw:text-style-name="P1" draw:layer="layout" draw:type="curve" svg:x1="9.75cm" svg:y1="2.95cm" svg:x2="9.224cm" svg:y2="3.675cm" draw:start-shape="id10" draw:start-glue-point="2" draw:end-shape="id11" draw:end-glue-point="0" svg:d="m9750 2950c0 544-526 182-526 725">
            <text:p/>
          </draw:connector>
          <draw:connector draw:style-name="gr5" draw:text-style-name="P1" draw:layer="layout" draw:type="curve" svg:x1="9.75cm" svg:y1="2.95cm" svg:x2="10.241cm" svg:y2="3.675cm" draw:start-shape="id10" draw:start-glue-point="2" draw:end-shape="id12" draw:end-glue-point="0" svg:d="m9750 2950c0 544 491 182 491 725">
            <text:p/>
          </draw:connector>
          <draw:line draw:style-name="gr6" draw:text-style-name="P1" draw:layer="layout" svg:x1="6.68cm" svg:y1="5.85cm" svg:x2="10.412cm" svg:y2="5.85cm">
            <text:p/>
          </draw:line>
          <draw:line draw:style-name="gr1" draw:text-style-name="P1" draw:layer="layout" svg:x1="7.019cm" svg:y1="5.125cm" svg:x2="7.019cm" svg:y2="5.85cm">
            <text:p/>
          </draw:line>
          <draw:line draw:style-name="gr1" draw:text-style-name="P1" draw:layer="layout" svg:x1="7.697cm" svg:y1="5.125cm" svg:x2="7.697cm" svg:y2="5.85cm">
            <text:p/>
          </draw:line>
          <draw:line draw:style-name="gr1" draw:text-style-name="P1" draw:layer="layout" svg:x1="9.394cm" svg:y1="5.125cm" svg:x2="9.394cm" svg:y2="5.85cm">
            <text:p/>
          </draw:line>
          <draw:line draw:style-name="gr1" draw:text-style-name="P1" draw:layer="layout" svg:x1="10.072cm" svg:y1="5.125cm" svg:x2="10.072cm" svg:y2="5.85cm">
            <text:p/>
          </draw:line>
          <draw:line draw:style-name="gr1" draw:text-style-name="P1" draw:layer="layout" svg:x1="8.647cm" svg:y1="6.575cm" svg:x2="8.647cm" svg:y2="5.85cm">
            <text:p/>
          </draw:line>
          <draw:rect draw:style-name="gr7" draw:layer="layout" svg:width="1.357cm" svg:height="0.725cm" svg:x="5.601cm" svg:y="5.495cm">
            <text:p>net-1</text:p>
          </draw:rect>
        </draw:g>
        <draw:line draw:style-name="gr1" draw:text-style-name="P1" draw:layer="layout" svg:x1="8.919cm" svg:y1="8.7cm" svg:x2="8.919cm" svg:y2="9.425cm">
          <text:p/>
        </draw:line>
        <draw:line draw:style-name="gr6" draw:text-style-name="P1" draw:layer="layout" svg:x1="2.947cm" svg:y1="9.425cm" svg:x2="10.072cm" svg:y2="9.425cm">
          <text:p/>
        </draw:line>
        <draw:rect draw:style-name="gr3" draw:text-style-name="P1" draw:layer="layout" svg:width="9.839cm" svg:height="0.725cm" svg:x="1.491cm" svg:y="10.15cm">
          <text:p text:style-name="P1"><text:span text:style-name="T1">Main Memory</text:span></text:p>
        </draw:rect>
        <draw:line draw:style-name="gr1" draw:text-style-name="P1" draw:layer="layout" svg:x1="6.519cm" svg:y1="10.15cm" svg:x2="6.519cm" svg:y2="9.425cm">
          <text:p/>
        </draw:line>
        <draw:rect draw:style-name="gr7" draw:layer="layout" svg:width="1.357cm" svg:height="0.725cm" svg:x="1.726cm" svg:y="9.035cm">
          <text:p>net-2</text:p>
        </draw:rect>
        <draw:line draw:style-name="gr10" draw:text-style-name="P1" draw:layer="layout" svg:x1="6.469cm" svg:y1="7.301cm" svg:x2="6.469cm" svg:y2="8.026cm">
          <text:p/>
        </draw:line>
        <draw:rect draw:style-name="gr3" draw:text-style-name="P2" draw:layer="layout" svg:width="1.25cm" svg:height="0.725cm" svg:x="12cm" svg:y="2.775cm">
          <text:p text:style-name="P1"><text:span text:style-name="T1">Tag</text:span></text:p>
        </draw:rect>
        <draw:rect draw:style-name="gr3" draw:text-style-name="P2" draw:layer="layout" svg:width="1.25cm" svg:height="0.725cm" svg:x="13.25cm" svg:y="2.775cm">
          <text:p text:style-name="P1"><text:span text:style-name="T1">Data</text:span></text:p>
        </draw:rect>
        <draw:rect draw:style-name="gr3" draw:text-style-name="P2" draw:layer="layout" svg:width="1.25cm" svg:height="0.725cm" svg:x="14.5cm" svg:y="2.775cm">
          <text:p text:style-name="P1"><text:span text:style-name="T1">State</text:span></text:p>
        </draw:rect>
        <draw:rect draw:style-name="gr8" draw:text-style-name="P1" draw:layer="layout" svg:width="2.25cm" svg:height="0.725cm" svg:x="17.75cm" svg:y="2.775cm">
          <text:p text:style-name="P1"><text:span text:style-name="T1">HTRequest</text:span></text:p>
        </draw:rect>
        <draw:line draw:style-name="gr11" draw:text-style-name="P1" draw:layer="layout" svg:x1="10.25cm" svg:y1="7cm" svg:x2="12cm" svg:y2="3.5cm">
          <text:p/>
        </draw:line>
        <draw:rect draw:style-name="gr8" draw:text-style-name="P2" draw:layer="layout" svg:width="1.25cm" svg:height="0.725cm" svg:x="12cm" svg:y="5.775cm">
          <text:p text:style-name="P1"><text:span text:style-name="T1">Tag</text:span></text:p>
        </draw:rect>
        <draw:rect draw:style-name="gr8" draw:text-style-name="P2" draw:layer="layout" svg:width="1.225cm" svg:height="0.725cm" svg:x="13.275cm" svg:y="5.775cm">
          <text:p text:style-name="P1"><text:span text:style-name="T1">Data</text:span></text:p>
        </draw:rect>
        <draw:rect draw:style-name="gr8" draw:text-style-name="P2" draw:layer="layout" svg:width="1.25cm" svg:height="0.725cm" svg:x="14.5cm" svg:y="5.775cm">
          <text:p text:style-name="P1"><text:span text:style-name="T1">State</text:span></text:p>
        </draw:rect>
        <draw:rect draw:style-name="gr8" draw:text-style-name="P1" draw:layer="layout" svg:width="2.5cm" svg:height="0.725cm" svg:x="15.75cm" svg:y="5.775cm">
          <text:p text:style-name="P1"><text:span text:style-name="T1">HTRequestTag</text:span></text:p>
        </draw:rect>
        <draw:line draw:style-name="gr11" draw:text-style-name="P1" draw:layer="layout" svg:x1="10.25cm" svg:y1="8.25cm" svg:x2="12cm" svg:y2="6.5cm">
          <text:p/>
        </draw:line>
        <draw:rect draw:style-name="gr8" draw:text-style-name="P1" draw:layer="layout" svg:width="2cm" svg:height="0.725cm" svg:x="15.75cm" svg:y="2.775cm">
          <text:p text:style-name="P1"><text:span text:style-name="T1">Thread I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5cm" svg:stroke-color="#000000" draw:marker-start-width="0.38cm" draw:marker-start-center="false" draw:marker-end-width="0.38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  <style:text-properties fo:font-family="'Times New Roman'" style:font-style-name="Normal" style:font-family-generic="roman" style:font-pitch="variable" fo:font-size="9pt"/>
    </style:style>
    <style:style style:name="textbody" style:family="graphic" style:parent-style-name="standard">
      <style:graphic-properties draw:stroke="none" draw:fill="none"/>
      <style:paragraph-properties fo:text-align="center"/>
      <style:text-properties fo:font-family="Times" style:font-style-name="Predeterminado" style:font-family-generic="roman"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ed" style:family="graphic" style:parent-style-name="standard">
      <style:graphic-properties draw:stroke="dash" draw:stroke-dash="Ultrafine_20_Dashed" svg:stroke-width="0.1cm" draw:marker-start-width="0.46cm" draw:marker-end-width="0.46cm"/>
    </style:style>
    <style:style style:name="Cuadro" style:family="graphic" style:parent-style-name="standard">
      <style:graphic-properties svg:stroke-width="0cm" draw:marker-start-width="0.31cm" draw:marker-end-width="0.31cm" draw:fill="solid" draw:fill-color="#e6e6e6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11-24T08:27:31</meta:creation-date>
    <dc:date>2012-09-02T20:30:31</dc:date>
    <meta:editing-duration>PT1H58M53S</meta:editing-duration>
    <meta:editing-cycles>59</meta:editing-cycles>
    <meta:generator>LibreOffice/3.5$Linux_X86_64 LibreOffice_project/350m1$Build-2</meta:generator>
    <dc:creator>Min Cai</dc:creator>
    <meta:document-statistic meta:object-count="56"/>
    <meta:user-defined meta:name="Información 1"/>
    <meta:user-defined meta:name="Información 2"/>
    <meta:user-defined meta:name="Información 3"/>
    <meta:user-defined meta:name="Información 4"/>
  </office:meta>
</office:document-meta>
</file>